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 style:data-style-name="N1"/>
    <style:style style:name="ce3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1" table:number-columns-repeated="13" table:default-cell-style-name="Default"/>
        <table:table-column table:style-name="co2" table:default-cell-style-name="Default"/>
        <table:table-row table:style-name="ro1">
          <table:table-cell office:value-type="string">
            <text:p>Linux Distribution: ubuntu 10.04</text:p>
          </table:table-cell>
          <table:table-cell table:number-columns-repeated="13"/>
        </table:table-row>
        <table:table-row table:style-name="ro1">
          <table:table-cell office:value-type="string">
            <text:p>CPU: Intel(R) Core(TM) i3 CPU <text:s text:c="6"/>M 330 <text:s/>@ 2.13GHz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Kernel</text:p>
          </table:table-cell>
          <table:table-cell table:number-columns-repeated="13"/>
        </table:table-row>
        <table:table-row table:style-name="ro1">
          <table:table-cell office:value-type="string">
            <text:p>2.6.32-28-generic #55-Ubuntu SMP Mon Jan 10 21:21:01 UTC 2011 i686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2">
          <table:table-cell table:style-name="ce1" office:value-type="string">
            <text:p>Async Interrupt Operations</text:p>
          </table:table-cell>
          <table:table-cell table:style-name="ce1" office:value-type="string">
            <text:p>Fast Interrupt Response</text:p>
          </table:table-cell>
          <table:table-cell table:style-name="ce1" office:value-type="string">
            <text:p>Interrupts per second</text:p>
          </table:table-cell>
          <table:table-cell table:style-name="ce1" office:value-type="string">
            <text:p>Task Switches per second</text:p>
          </table:table-cell>
          <table:table-cell table:style-name="ce1" office:value-type="string">
            <text:p>Echo Client Messages per second</text:p>
          </table:table-cell>
          <table:table-cell table:style-name="ce1" office:value-type="string">
            <text:p>portYield per second</text:p>
          </table:table-cell>
          <table:table-cell table:style-name="ce1" office:value-type="string">
            <text:p>portENTER/EXIT_CRITICAL per second</text:p>
          </table:table-cell>
          <table:table-cell/>
          <table:table-cell table:style-name="ce1" office:value-type="string">
            <text:p>Time (second)</text:p>
          </table:table-cell>
          <table:table-cell table:style-name="ce1" office:value-type="string">
            <text:p>Interrupts</text:p>
          </table:table-cell>
          <table:table-cell table:style-name="ce1" office:value-type="string">
            <text:p>Task Switches</text:p>
          </table:table-cell>
          <table:table-cell table:style-name="ce1" office:value-type="string">
            <text:p>Echo Client Messages</text:p>
          </table:table-cell>
          <table:table-cell table:style-name="ce1" office:value-type="string">
            <text:p>portYield</text:p>
          </table:table-cell>
          <table:table-cell table:style-name="ce1" office:value-type="string">
            <text:p>portENTER/EXIT_CRITICAL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2" table:formula="of:=[.J9]/[.I9]" office:value-type="float" office:value="3137.41457780467">
            <text:p>3137</text:p>
          </table:table-cell>
          <table:table-cell table:style-name="ce2" table:formula="of:=[.K9]/[.I9]" office:value-type="float" office:value="83.9578148418057">
            <text:p>84</text:p>
          </table:table-cell>
          <table:table-cell table:style-name="ce2" table:formula="of:=[.L9]/[.I9]" office:value-type="float" office:value="3037.51357817592">
            <text:p>3038</text:p>
          </table:table-cell>
          <table:table-cell table:style-name="ce2" table:formula="of:=[.M9]/[.I9]" office:value-type="float" office:value="119.436385386445">
            <text:p>119</text:p>
          </table:table-cell>
          <table:table-cell table:style-name="ce2" table:formula="of:=[.N9]/[.I9]" office:value-type="float" office:value="27509.4840980654">
            <text:p>27509</text:p>
          </table:table-cell>
          <table:table-cell/>
          <table:table-cell office:value-type="float" office:value="290.908">
            <text:p>290.908</text:p>
          </table:table-cell>
          <table:table-cell table:style-name="ce3" office:value-type="float" office:value="912699">
            <text:p>912699</text:p>
          </table:table-cell>
          <table:table-cell table:style-name="ce3" office:value-type="float" office:value="24424">
            <text:p>24424</text:p>
          </table:table-cell>
          <table:table-cell office:value-type="float" office:value="883637">
            <text:p>883637</text:p>
          </table:table-cell>
          <table:table-cell table:style-name="ce3" office:value-type="float" office:value="34745">
            <text:p>34745</text:p>
          </table:table-cell>
          <table:table-cell table:style-name="ce3" office:value-type="float" office:value="8002729">
            <text:p>800272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table:formula="of:=[.J10]/[.I10]" office:value-type="float" office:value="2950.77153804535">
            <text:p>2951</text:p>
          </table:table-cell>
          <table:table-cell table:style-name="ce2" table:formula="of:=[.K10]/[.I10]" office:value-type="float" office:value="81.9440797071414">
            <text:p>82</text:p>
          </table:table-cell>
          <table:table-cell table:style-name="ce2" table:formula="of:=[.L10]/[.I10]" office:value-type="float" office:value="2850.92562417539">
            <text:p>2851</text:p>
          </table:table-cell>
          <table:table-cell table:style-name="ce2" table:formula="of:=[.M10]/[.I10]" office:value-type="float" office:value="116.700468586363">
            <text:p>117</text:p>
          </table:table-cell>
          <table:table-cell table:style-name="ce2" table:formula="of:=[.N10]/[.I10]" office:value-type="float" office:value="25821.9087063409">
            <text:p>25822</text:p>
          </table:table-cell>
          <table:table-cell/>
          <table:table-cell office:value-type="float" office:value="316.057">
            <text:p>316.057</text:p>
          </table:table-cell>
          <table:table-cell table:style-name="ce3" office:value-type="float" office:value="932612">
            <text:p>932612</text:p>
          </table:table-cell>
          <table:table-cell table:style-name="ce3" office:value-type="float" office:value="25899">
            <text:p>25899</text:p>
          </table:table-cell>
          <table:table-cell office:value-type="float" office:value="901055">
            <text:p>901055</text:p>
          </table:table-cell>
          <table:table-cell table:style-name="ce3" office:value-type="float" office:value="36884">
            <text:p>36884</text:p>
          </table:table-cell>
          <table:table-cell table:style-name="ce3" office:value-type="float" office:value="8161195">
            <text:p>81611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table:formula="of:=[.J11]/[.I11]" office:value-type="float" office:value="2549.52491134873">
            <text:p>2550</text:p>
          </table:table-cell>
          <table:table-cell table:style-name="ce2" table:formula="of:=[.K11]/[.I11]" office:value-type="float" office:value="7711.37679869659">
            <text:p>7711</text:p>
          </table:table-cell>
          <table:table-cell table:style-name="ce2" table:formula="of:=[.L11]/[.I11]" office:value-type="float" office:value="2449.71864346445">
            <text:p>2450</text:p>
          </table:table-cell>
          <table:table-cell table:style-name="ce2" table:formula="of:=[.M11]/[.I11]" office:value-type="float" office:value="5905.83455414231">
            <text:p>5906</text:p>
          </table:table-cell>
          <table:table-cell table:style-name="ce2" table:formula="of:=[.N11]/[.I11]" office:value-type="float" office:value="0">
            <text:p>#VALUE!</text:p>
          </table:table-cell>
          <table:table-cell/>
          <table:table-cell office:value-type="float" office:value="292.156">
            <text:p>292.156</text:p>
          </table:table-cell>
          <table:table-cell table:style-name="ce3" office:value-type="float" office:value="744859">
            <text:p>744859</text:p>
          </table:table-cell>
          <table:table-cell table:style-name="ce3" office:value-type="float" office:value="2252925">
            <text:p>2252925</text:p>
          </table:table-cell>
          <table:table-cell office:value-type="float" office:value="715700">
            <text:p>715700</text:p>
          </table:table-cell>
          <table:table-cell table:style-name="ce3" office:value-type="float" office:value="1725425">
            <text:p>1725425</text:p>
          </table:table-cell>
          <table:table-cell office:value-type="string">
            <text:p>Not Available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style-name="ce2" table:formula="of:=[.J12]/[.I12]" office:value-type="float" office:value="2624.62165007161">
            <text:p>2625</text:p>
          </table:table-cell>
          <table:table-cell table:style-name="ce2" table:formula="of:=[.K12]/[.I12]" office:value-type="float" office:value="7767.83033356917">
            <text:p>7768</text:p>
          </table:table-cell>
          <table:table-cell table:style-name="ce2" table:formula="of:=[.L12]/[.I12]" office:value-type="float" office:value="2524.79939256933">
            <text:p>2525</text:p>
          </table:table-cell>
          <table:table-cell table:style-name="ce2" table:formula="of:=[.M12]/[.I12]" office:value-type="float" office:value="5878.26537127474">
            <text:p>5878</text:p>
          </table:table-cell>
          <table:table-cell table:style-name="ce2" table:formula="of:=[.N12]/[.I12]" office:value-type="float" office:value="0">
            <text:p>#VALUE!</text:p>
          </table:table-cell>
          <table:table-cell/>
          <table:table-cell office:value-type="float" office:value="289.745">
            <text:p>289.745</text:p>
          </table:table-cell>
          <table:table-cell table:style-name="ce3" office:value-type="float" office:value="760471">
            <text:p>760471</text:p>
          </table:table-cell>
          <table:table-cell table:style-name="ce3" office:value-type="float" office:value="2250690">
            <text:p>2250690</text:p>
          </table:table-cell>
          <table:table-cell office:value-type="float" office:value="731548">
            <text:p>731548</text:p>
          </table:table-cell>
          <table:table-cell table:style-name="ce3" office:value-type="float" office:value="1703198">
            <text:p>1703198</text:p>
          </table:table-cell>
          <table:table-cell office:value-type="string">
            <text:p>Not Availabl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Kernel</text:p>
          </table:table-cell>
          <table:table-cell table:number-columns-repeated="13"/>
        </table:table-row>
        <table:table-row table:style-name="ro1">
          <table:table-cell office:value-type="string">
            <text:p>2.6.31-11-rt #154-Ubuntu SMP PREEMPT RT Wed Jun 9 12:28:53 UTC 2010 i686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2">
          <table:table-cell table:style-name="ce1" office:value-type="string">
            <text:p>Async Interrupt Operations</text:p>
          </table:table-cell>
          <table:table-cell table:style-name="ce1" office:value-type="string">
            <text:p>Fast Interrupt Response</text:p>
          </table:table-cell>
          <table:table-cell table:style-name="ce1" office:value-type="string">
            <text:p>Interrupts per second</text:p>
          </table:table-cell>
          <table:table-cell table:style-name="ce1" office:value-type="string">
            <text:p>Task Switches per second</text:p>
          </table:table-cell>
          <table:table-cell table:style-name="ce1" office:value-type="string">
            <text:p>Echo Client Messages per second</text:p>
          </table:table-cell>
          <table:table-cell table:style-name="ce1" office:value-type="string">
            <text:p>portYield per second</text:p>
          </table:table-cell>
          <table:table-cell table:style-name="ce1" office:value-type="string">
            <text:p>portENTER/EXIT_CRITICAL per second</text:p>
          </table:table-cell>
          <table:table-cell/>
          <table:table-cell table:style-name="ce1" office:value-type="string">
            <text:p>Time (second)</text:p>
          </table:table-cell>
          <table:table-cell table:style-name="ce1" office:value-type="string">
            <text:p>Interrupts</text:p>
          </table:table-cell>
          <table:table-cell table:style-name="ce1" office:value-type="string">
            <text:p>Task Switches</text:p>
          </table:table-cell>
          <table:table-cell table:style-name="ce1" office:value-type="string">
            <text:p>Echo Client Messages</text:p>
          </table:table-cell>
          <table:table-cell table:style-name="ce1" office:value-type="string">
            <text:p>portYield</text:p>
          </table:table-cell>
          <table:table-cell table:style-name="ce1" office:value-type="string">
            <text:p>portENTER/EXIT_CRITICAL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2" table:formula="of:=[.J19]/[.I19]" office:value-type="float" office:value="2621.89759001195">
            <text:p>2622</text:p>
          </table:table-cell>
          <table:table-cell table:style-name="ce2" table:formula="of:=[.K19]/[.I19]" office:value-type="float" office:value="4740.13823298485">
            <text:p>4740</text:p>
          </table:table-cell>
          <table:table-cell table:style-name="ce2" table:formula="of:=[.L19]/[.I19]" office:value-type="float" office:value="2522.03257409621">
            <text:p>2522</text:p>
          </table:table-cell>
          <table:table-cell table:style-name="ce2" table:formula="of:=[.M19]/[.I19]" office:value-type="float" office:value="3447.24597658471">
            <text:p>3447</text:p>
          </table:table-cell>
          <table:table-cell table:style-name="ce2" table:formula="of:=[.N19]/[.I19]" office:value-type="float" office:value="25752.2055780529">
            <text:p>25752</text:p>
          </table:table-cell>
          <table:table-cell/>
          <table:table-cell office:value-type="float" office:value="258.549">
            <text:p>258.549</text:p>
          </table:table-cell>
          <table:table-cell table:style-name="ce3" office:value-type="float" office:value="677889">
            <text:p>677889</text:p>
          </table:table-cell>
          <table:table-cell table:style-name="ce3" office:value-type="float" office:value="1225558">
            <text:p>1225558</text:p>
          </table:table-cell>
          <table:table-cell office:value-type="float" office:value="652069">
            <text:p>652069</text:p>
          </table:table-cell>
          <table:table-cell table:style-name="ce3" office:value-type="float" office:value="891282">
            <text:p>891282</text:p>
          </table:table-cell>
          <table:table-cell table:style-name="ce3" office:value-type="float" office:value="6658207">
            <text:p>66582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table:formula="of:=[.J20]/[.I20]" office:value-type="float" office:value="2716.97227279474">
            <text:p>2717</text:p>
          </table:table-cell>
          <table:table-cell table:style-name="ce2" table:formula="of:=[.K20]/[.I20]" office:value-type="float" office:value="4987.90702464943">
            <text:p>4988</text:p>
          </table:table-cell>
          <table:table-cell table:style-name="ce2" table:formula="of:=[.L20]/[.I20]" office:value-type="float" office:value="2617.07799544999">
            <text:p>2617</text:p>
          </table:table-cell>
          <table:table-cell table:style-name="ce2" table:formula="of:=[.M20]/[.I20]" office:value-type="float" office:value="3593.01321684656">
            <text:p>3593</text:p>
          </table:table-cell>
          <table:table-cell table:style-name="ce2" table:formula="of:=[.N20]/[.I20]" office:value-type="float" office:value="26702.5315880512">
            <text:p>26703</text:p>
          </table:table-cell>
          <table:table-cell/>
          <table:table-cell office:value-type="float" office:value="330.109">
            <text:p>330.109</text:p>
          </table:table-cell>
          <table:table-cell table:style-name="ce3" office:value-type="float" office:value="896897">
            <text:p>896897</text:p>
          </table:table-cell>
          <table:table-cell table:style-name="ce3" office:value-type="float" office:value="1646553">
            <text:p>1646553</text:p>
          </table:table-cell>
          <table:table-cell office:value-type="float" office:value="863921">
            <text:p>863921</text:p>
          </table:table-cell>
          <table:table-cell table:style-name="ce3" office:value-type="float" office:value="1186086">
            <text:p>1186086</text:p>
          </table:table-cell>
          <table:table-cell table:style-name="ce3" office:value-type="float" office:value="8814746">
            <text:p>88147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table:formula="of:=[.J21]/[.I21]" office:value-type="float" office:value="4862.12374318404">
            <text:p>4862</text:p>
          </table:table-cell>
          <table:table-cell table:style-name="ce2" table:formula="of:=[.K21]/[.I21]" office:value-type="float" office:value="13440.1519210767">
            <text:p>13440</text:p>
          </table:table-cell>
          <table:table-cell table:style-name="ce2" table:formula="of:=[.L21]/[.I21]" office:value-type="float" office:value="4762.25612254547">
            <text:p>4762</text:p>
          </table:table-cell>
          <table:table-cell table:style-name="ce2" table:formula="of:=[.M21]/[.I21]" office:value-type="float" office:value="10138.6925962114">
            <text:p>10139</text:p>
          </table:table-cell>
          <table:table-cell table:style-name="ce2" table:formula="of:=[.N21]/[.I21]" office:value-type="float" office:value="0">
            <text:p>#VALUE!</text:p>
          </table:table-cell>
          <table:table-cell/>
          <table:table-cell office:value-type="float" office:value="317.27">
            <text:p>317.27</text:p>
          </table:table-cell>
          <table:table-cell table:style-name="ce3" office:value-type="float" office:value="1542606">
            <text:p>1542606</text:p>
          </table:table-cell>
          <table:table-cell table:style-name="ce3" office:value-type="float" office:value="4264157">
            <text:p>4264157</text:p>
          </table:table-cell>
          <table:table-cell office:value-type="float" office:value="1510921">
            <text:p>1510921</text:p>
          </table:table-cell>
          <table:table-cell table:style-name="ce3" office:value-type="float" office:value="3216703">
            <text:p>3216703</text:p>
          </table:table-cell>
          <table:table-cell office:value-type="string">
            <text:p>Not Available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style-name="ce2" table:formula="of:=[.J22]/[.I22]" office:value-type="float" office:value="4284.89965601604">
            <text:p>4285</text:p>
          </table:table-cell>
          <table:table-cell table:style-name="ce2" table:formula="of:=[.K22]/[.I22]" office:value-type="float" office:value="12245.917259901">
            <text:p>12246</text:p>
          </table:table-cell>
          <table:table-cell table:style-name="ce2" table:formula="of:=[.L22]/[.I22]" office:value-type="float" office:value="4185.04865441569">
            <text:p>4185</text:p>
          </table:table-cell>
          <table:table-cell table:style-name="ce2" table:formula="of:=[.M22]/[.I22]" office:value-type="float" office:value="9358.70352997443">
            <text:p>9359</text:p>
          </table:table-cell>
          <table:table-cell table:style-name="ce2" table:formula="of:=[.N22]/[.I22]" office:value-type="float" office:value="0">
            <text:p>#VALUE!</text:p>
          </table:table-cell>
          <table:table-cell/>
          <table:table-cell office:value-type="float" office:value="271.815">
            <text:p>271.815</text:p>
          </table:table-cell>
          <table:table-cell table:style-name="ce3" office:value-type="float" office:value="1164700">
            <text:p>1164700</text:p>
          </table:table-cell>
          <table:table-cell table:style-name="ce3" office:value-type="float" office:value="3328624">
            <text:p>3328624</text:p>
          </table:table-cell>
          <table:table-cell office:value-type="float" office:value="1137559">
            <text:p>1137559</text:p>
          </table:table-cell>
          <table:table-cell table:style-name="ce3" office:value-type="float" office:value="2543836">
            <text:p>2543836</text:p>
          </table:table-cell>
          <table:table-cell office:value-type="string">
            <text:p>Not Available</text:p>
          </table:table-cell>
        </table:table-row>
      </table:table>
      <table:table table:name="工作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5">2011／02／05</text:date>, <text:time>16:41:18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ng Hongzhi</meta:initial-creator>
    <meta:creation-date>2011-02-05T11:22:28</meta:creation-date>
    <meta:generator>OpenOffice.org/3.2$Linux OpenOffice.org_project/320m12$Build-9483</meta:generator>
    <dc:date>2011-02-05T16:41:18</dc:date>
    <dc:creator>Song Hongzhi</dc:creator>
    <meta:editing-duration>PT01H38M39S</meta:editing-duration>
    <meta:editing-cycles>15</meta:editing-cycles>
    <meta:document-statistic meta:table-count="3" meta:cell-count="136" meta:object-count="0"/>
  </office:meta>
</office:document-meta>
</file>